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nsenet-40-12-CIFAR10-Bottleneck-false" table:style-name="ta1">
        <table:shapes>
          <draw:frame draw:z-index="0" draw:style-name="gr1" draw:text-style-name="P1" svg:width="159.99mm" svg:height="89.99mm" svg:x="227.21mm" svg:y="44.56mm">
            <draw:object draw:notify-on-update-of-ranges="'Densenet-40-12-CIFAR10-Bottleneck-false'.A2:'Densenet-40-12-CIFAR10-Bottleneck-false'.A41 'Densenet-40-12-CIFAR10-Bottleneck-false'.B1:'Densenet-40-12-CIFAR10-Bottleneck-false'.B1 'Densenet-40-12-CIFAR10-Bottleneck-false'.B2:'Densenet-40-12-CIFAR10-Bottleneck-false'.B41 'Densenet-40-12-CIFAR10-Bottleneck-false'.A2:'Densenet-40-12-CIFAR10-Bottleneck-false'.A41 'Densenet-40-12-CIFAR10-Bottleneck-false'.C1:'Densenet-40-12-CIFAR10-Bottleneck-false'.C1 'Densenet-40-12-CIFAR10-Bottleneck-false'.C2:'Densenet-40-12-CIFAR10-Bottleneck-false'.C41 'Densenet-40-12-CIFAR10-Bottleneck-false'.A2:'Densenet-40-12-CIFAR10-Bottleneck-false'.A41 'Densenet-40-12-CIFAR10-Bottleneck-false'.D1:'Densenet-40-12-CIFAR10-Bottleneck-false'.D1 'Densenet-40-12-CIFAR10-Bottleneck-false'.D2:'Densenet-40-12-CIFAR10-Bottleneck-false'.D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2 3x3, Bottleneck = False</text:p>
          </table:table-cell>
          <table:table-cell office:value-type="string" calcext:value-type="string">
            <text:p>6 3x3, Bottleneck = True</text:p>
          </table:table-cell>
          <table:table-cell office:value-type="string" calcext:value-type="string">
            <text:p>6 3x3, Bottleneck = 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3699997961521" calcext:value-type="float">
            <text:p>0.583699997961521</text:p>
          </table:table-cell>
          <table:table-cell office:value-type="float" office:value="0.397199999988079" calcext:value-type="float">
            <text:p>0.397199999988079</text:p>
          </table:table-cell>
          <table:table-cell office:value-type="float" office:value="0.418699997663498" calcext:value-type="float">
            <text:p>0.41869999766349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29899995028973" calcext:value-type="float">
            <text:p>0.529899995028973</text:p>
          </table:table-cell>
          <table:table-cell office:value-type="float" office:value="0.587200000286102" calcext:value-type="float">
            <text:p>0.587200000286102</text:p>
          </table:table-cell>
          <table:table-cell office:value-type="float" office:value="0.533199997246265" calcext:value-type="float">
            <text:p>0.53319999724626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87199999690056" calcext:value-type="float">
            <text:p>0.587199999690056</text:p>
          </table:table-cell>
          <table:table-cell office:value-type="float" office:value="0.582699999511242" calcext:value-type="float">
            <text:p>0.582699999511242</text:p>
          </table:table-cell>
          <table:table-cell office:value-type="float" office:value="0.57419999986887" calcext:value-type="float">
            <text:p>0.5741999998688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02800003290176" calcext:value-type="float">
            <text:p>0.702800003290176</text:p>
          </table:table-cell>
          <table:table-cell office:value-type="float" office:value="0.587899997234344" calcext:value-type="float">
            <text:p>0.587899997234344</text:p>
          </table:table-cell>
          <table:table-cell office:value-type="float" office:value="0.708100000023842" calcext:value-type="float">
            <text:p>0.70810000002384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93499999642372" calcext:value-type="float">
            <text:p>0.693499999642372</text:p>
          </table:table-cell>
          <table:table-cell office:value-type="float" office:value="0.639899999499321" calcext:value-type="float">
            <text:p>0.639899999499321</text:p>
          </table:table-cell>
          <table:table-cell office:value-type="float" office:value="0.692300003170967" calcext:value-type="float">
            <text:p>0.69230000317096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85699999928474" calcext:value-type="float">
            <text:p>0.685699999928474</text:p>
          </table:table-cell>
          <table:table-cell office:value-type="float" office:value="0.707100004553795" calcext:value-type="float">
            <text:p>0.707100004553795</text:p>
          </table:table-cell>
          <table:table-cell office:value-type="float" office:value="0.6824000030756" calcext:value-type="float">
            <text:p>0.682400003075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61399996876717" calcext:value-type="float">
            <text:p>0.661399996876717</text:p>
          </table:table-cell>
          <table:table-cell office:value-type="float" office:value="0.645199999809265" calcext:value-type="float">
            <text:p>0.645199999809265</text:p>
          </table:table-cell>
          <table:table-cell office:value-type="float" office:value="0.681800004839897" calcext:value-type="float">
            <text:p>0.68180000483989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8099999427795" calcext:value-type="float">
            <text:p>0.758099999427795</text:p>
          </table:table-cell>
          <table:table-cell office:value-type="float" office:value="0.661700002551079" calcext:value-type="float">
            <text:p>0.661700002551079</text:p>
          </table:table-cell>
          <table:table-cell office:value-type="float" office:value="0.756999999284744" calcext:value-type="float">
            <text:p>0.75699999928474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60999999642372" calcext:value-type="float">
            <text:p>0.760999999642372</text:p>
          </table:table-cell>
          <table:table-cell office:value-type="float" office:value="0.70910000026226" calcext:value-type="float">
            <text:p>0.70910000026226</text:p>
          </table:table-cell>
          <table:table-cell office:value-type="float" office:value="0.627700002789497" calcext:value-type="float">
            <text:p>0.62770000278949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17999995350838" calcext:value-type="float">
            <text:p>0.817999995350838</text:p>
          </table:table-cell>
          <table:table-cell office:value-type="float" office:value="0.810699995756149" calcext:value-type="float">
            <text:p>0.810699995756149</text:p>
          </table:table-cell>
          <table:table-cell office:value-type="float" office:value="0.728100001215935" calcext:value-type="float">
            <text:p>0.72810000121593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6899998784065" calcext:value-type="float">
            <text:p>0.756899998784065</text:p>
          </table:table-cell>
          <table:table-cell office:value-type="float" office:value="0.763699997663498" calcext:value-type="float">
            <text:p>0.763699997663498</text:p>
          </table:table-cell>
          <table:table-cell office:value-type="float" office:value="0.749000000953674" calcext:value-type="float">
            <text:p>0.74900000095367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27299998998642" calcext:value-type="float">
            <text:p>0.827299998998642</text:p>
          </table:table-cell>
          <table:table-cell office:value-type="float" office:value="0.717100001573563" calcext:value-type="float">
            <text:p>0.717100001573563</text:p>
          </table:table-cell>
          <table:table-cell office:value-type="float" office:value="0.728300003409386" calcext:value-type="float">
            <text:p>0.72830000340938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91999989748" calcext:value-type="float">
            <text:p>0.7591999989748</text:p>
          </table:table-cell>
          <table:table-cell office:value-type="float" office:value="0.757599998116493" calcext:value-type="float">
            <text:p>0.757599998116493</text:p>
          </table:table-cell>
          <table:table-cell office:value-type="float" office:value="0.748500002622604" calcext:value-type="float">
            <text:p>0.7485000026226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87399999499321" calcext:value-type="float">
            <text:p>0.787399999499321</text:p>
          </table:table-cell>
          <table:table-cell office:value-type="float" office:value="0.790099998116493" calcext:value-type="float">
            <text:p>0.790099998116493</text:p>
          </table:table-cell>
          <table:table-cell office:value-type="float" office:value="0.783599997758865" calcext:value-type="float">
            <text:p>0.78359999775886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33299998044968" calcext:value-type="float">
            <text:p>0.833299998044968</text:p>
          </table:table-cell>
          <table:table-cell office:value-type="float" office:value="0.763499998450279" calcext:value-type="float">
            <text:p>0.763499998450279</text:p>
          </table:table-cell>
          <table:table-cell office:value-type="float" office:value="0.794699999094009" calcext:value-type="float">
            <text:p>0.79469999909400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09700000286102" calcext:value-type="float">
            <text:p>0.809700000286102</text:p>
          </table:table-cell>
          <table:table-cell office:value-type="float" office:value="0.802199996709824" calcext:value-type="float">
            <text:p>0.802199996709824</text:p>
          </table:table-cell>
          <table:table-cell office:value-type="float" office:value="0.694600002169609" calcext:value-type="float">
            <text:p>0.69460000216960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15299998521805" calcext:value-type="float">
            <text:p>0.815299998521805</text:p>
          </table:table-cell>
          <table:table-cell office:value-type="float" office:value="0.846999996304512" calcext:value-type="float">
            <text:p>0.846999996304512</text:p>
          </table:table-cell>
          <table:table-cell office:value-type="float" office:value="0.788999998569488" calcext:value-type="float">
            <text:p>0.78899999856948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88299999833107" calcext:value-type="float">
            <text:p>0.788299999833107</text:p>
          </table:table-cell>
          <table:table-cell office:value-type="float" office:value="0.853000001311302" calcext:value-type="float">
            <text:p>0.853000001311302</text:p>
          </table:table-cell>
          <table:table-cell office:value-type="float" office:value="0.811100001335144" calcext:value-type="float">
            <text:p>0.81110000133514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16399997472763" calcext:value-type="float">
            <text:p>0.816399997472763</text:p>
          </table:table-cell>
          <table:table-cell office:value-type="float" office:value="0.855299997329712" calcext:value-type="float">
            <text:p>0.855299997329712</text:p>
          </table:table-cell>
          <table:table-cell office:value-type="float" office:value="0.780299998521805" calcext:value-type="float">
            <text:p>0.78029999852180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2699998617172" calcext:value-type="float">
            <text:p>0.812699998617172</text:p>
          </table:table-cell>
          <table:table-cell office:value-type="float" office:value="0.866399999856949" calcext:value-type="float">
            <text:p>0.866399999856949</text:p>
          </table:table-cell>
          <table:table-cell office:value-type="float" office:value="0.787699998617172" calcext:value-type="float">
            <text:p>0.78769999861717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38599997758865" calcext:value-type="float">
            <text:p>0.838599997758865</text:p>
          </table:table-cell>
          <table:table-cell office:value-type="float" office:value="0.850399999022484" calcext:value-type="float">
            <text:p>0.850399999022484</text:p>
          </table:table-cell>
          <table:table-cell office:value-type="float" office:value="0.800699999928474" calcext:value-type="float">
            <text:p>0.80069999992847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10699996948242" calcext:value-type="float">
            <text:p>0.810699996948242</text:p>
          </table:table-cell>
          <table:table-cell office:value-type="float" office:value="0.859099998474121" calcext:value-type="float">
            <text:p>0.859099998474121</text:p>
          </table:table-cell>
          <table:table-cell office:value-type="float" office:value="0.806699997186661" calcext:value-type="float">
            <text:p>0.80669999718666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48000000119209" calcext:value-type="float">
            <text:p>0.848000000119209</text:p>
          </table:table-cell>
          <table:table-cell office:value-type="float" office:value="0.852399998307228" calcext:value-type="float">
            <text:p>0.852399998307228</text:p>
          </table:table-cell>
          <table:table-cell office:value-type="float" office:value="0.811899998188019" calcext:value-type="float">
            <text:p>0.811899998188019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03099998235703" calcext:value-type="float">
            <text:p>0.803099998235703</text:p>
          </table:table-cell>
          <table:table-cell office:value-type="float" office:value="0.848299998641014" calcext:value-type="float">
            <text:p>0.848299998641014</text:p>
          </table:table-cell>
          <table:table-cell office:value-type="float" office:value="0.802000000476837" calcext:value-type="float">
            <text:p>0.80200000047683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44499997496605" calcext:value-type="float">
            <text:p>0.844499997496605</text:p>
          </table:table-cell>
          <table:table-cell office:value-type="float" office:value="0.858800000548363" calcext:value-type="float">
            <text:p>0.858800000548363</text:p>
          </table:table-cell>
          <table:table-cell office:value-type="float" office:value="0.803699998855591" calcext:value-type="float">
            <text:p>0.80369999885559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42799998521805" calcext:value-type="float">
            <text:p>0.842799998521805</text:p>
          </table:table-cell>
          <table:table-cell office:value-type="float" office:value="0.864199998378754" calcext:value-type="float">
            <text:p>0.864199998378754</text:p>
          </table:table-cell>
          <table:table-cell office:value-type="float" office:value="0.811899999380112" calcext:value-type="float">
            <text:p>0.81189999938011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60200003385544" calcext:value-type="float">
            <text:p>0.860200003385544</text:p>
          </table:table-cell>
          <table:table-cell office:value-type="float" office:value="0.874300000071525" calcext:value-type="float">
            <text:p>0.874300000071525</text:p>
          </table:table-cell>
          <table:table-cell office:value-type="float" office:value="0.795799996256828" calcext:value-type="float">
            <text:p>0.79579999625682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58100000619888" calcext:value-type="float">
            <text:p>0.858100000619888</text:p>
          </table:table-cell>
          <table:table-cell office:value-type="float" office:value="0.87589999973774" calcext:value-type="float">
            <text:p>0.87589999973774</text:p>
          </table:table-cell>
          <table:table-cell office:value-type="float" office:value="0.780400000810623" calcext:value-type="float">
            <text:p>0.78040000081062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59799996614456" calcext:value-type="float">
            <text:p>0.859799996614456</text:p>
          </table:table-cell>
          <table:table-cell office:value-type="float" office:value="0.874099997878075" calcext:value-type="float">
            <text:p>0.874099997878075</text:p>
          </table:table-cell>
          <table:table-cell office:value-type="float" office:value="0.830599995851517" calcext:value-type="float">
            <text:p>0.83059999585151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74099997282028" calcext:value-type="float">
            <text:p>0.774099997282028</text:p>
          </table:table-cell>
          <table:table-cell office:value-type="float" office:value="0.882499999403954" calcext:value-type="float">
            <text:p>0.882499999403954</text:p>
          </table:table-cell>
          <table:table-cell office:value-type="float" office:value="0.804799997806549" calcext:value-type="float">
            <text:p>0.80479999780654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69999995231628" calcext:value-type="float">
            <text:p>0.869999995231628</text:p>
          </table:table-cell>
          <table:table-cell office:value-type="float" office:value="0.870700001120567" calcext:value-type="float">
            <text:p>0.870700001120567</text:p>
          </table:table-cell>
          <table:table-cell office:value-type="float" office:value="0.81379999935627" calcext:value-type="float">
            <text:p>0.8137999993562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56499999165535" calcext:value-type="float">
            <text:p>0.856499999165535</text:p>
          </table:table-cell>
          <table:table-cell office:value-type="float" office:value="0.879300000667572" calcext:value-type="float">
            <text:p>0.879300000667572</text:p>
          </table:table-cell>
          <table:table-cell office:value-type="float" office:value="0.848600000143051" calcext:value-type="float">
            <text:p>0.84860000014305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36599996685982" calcext:value-type="float">
            <text:p>0.836599996685982</text:p>
          </table:table-cell>
          <table:table-cell office:value-type="float" office:value="0.874699999094009" calcext:value-type="float">
            <text:p>0.874699999094009</text:p>
          </table:table-cell>
          <table:table-cell office:value-type="float" office:value="0.785199998021126" calcext:value-type="float">
            <text:p>0.78519999802112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63900000452995" calcext:value-type="float">
            <text:p>0.863900000452995</text:p>
          </table:table-cell>
          <table:table-cell office:value-type="float" office:value="0.881099998950958" calcext:value-type="float">
            <text:p>0.881099998950958</text:p>
          </table:table-cell>
          <table:table-cell office:value-type="float" office:value="0.819999998807907" calcext:value-type="float">
            <text:p>0.819999998807907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16999999284744" calcext:value-type="float">
            <text:p>0.816999999284744</text:p>
          </table:table-cell>
          <table:table-cell office:value-type="float" office:value="0.879599999189377" calcext:value-type="float">
            <text:p>0.879599999189377</text:p>
          </table:table-cell>
          <table:table-cell office:value-type="float" office:value="0.828599995374679" calcext:value-type="float">
            <text:p>0.828599995374679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53599998354912" calcext:value-type="float">
            <text:p>0.853599998354912</text:p>
          </table:table-cell>
          <table:table-cell office:value-type="float" office:value="0.879099997282028" calcext:value-type="float">
            <text:p>0.879099997282028</text:p>
          </table:table-cell>
          <table:table-cell office:value-type="float" office:value="0.824699999690056" calcext:value-type="float">
            <text:p>0.82469999969005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48999999761582" calcext:value-type="float">
            <text:p>0.848999999761582</text:p>
          </table:table-cell>
          <table:table-cell office:value-type="float" office:value="0.880799997448921" calcext:value-type="float">
            <text:p>0.880799997448921</text:p>
          </table:table-cell>
          <table:table-cell office:value-type="float" office:value="0.827699996829033" calcext:value-type="float">
            <text:p>0.827699996829033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03200001120567" calcext:value-type="float">
            <text:p>0.903200001120567</text:p>
          </table:table-cell>
          <table:table-cell office:value-type="float" office:value="0.881800000071526" calcext:value-type="float">
            <text:p>0.881800000071526</text:p>
          </table:table-cell>
          <table:table-cell office:value-type="float" office:value="0.845599998831749" calcext:value-type="float">
            <text:p>0.84559999883174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08900000452995" calcext:value-type="float">
            <text:p>0.908900000452995</text:p>
          </table:table-cell>
          <table:table-cell office:value-type="float" office:value="0.883100000619888" calcext:value-type="float">
            <text:p>0.883100000619888</text:p>
          </table:table-cell>
          <table:table-cell office:value-type="float" office:value="0.853599999547005" calcext:value-type="float">
            <text:p>0.85359999954700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9629999756813" calcext:value-type="float">
            <text:p>0.89629999756813</text:p>
          </table:table-cell>
          <table:table-cell office:value-type="float" office:value="0.883299998044968" calcext:value-type="float">
            <text:p>0.883299998044968</text:p>
          </table:table-cell>
          <table:table-cell office:value-type="float" office:value="0.878499999642372" calcext:value-type="float">
            <text:p>0.87849999964237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00-00-00</text:date>, <text:time style:data-style-name="N2" text:time-value="20:28:15.565715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0T20:34:34.914561693</dc:date>
    <meta:editing-duration>PT12M23S</meta:editing-duration>
    <meta:editing-cycles>2</meta:editing-cycles>
    <meta:generator>LibreOffice/5.4.6.2$Linux_X86_64 LibreOffice_project/40m0$Build-2</meta:generator>
    <meta:document-statistic meta:table-count="1" meta:cell-count="1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355cm" svg:y="0.316cm" chart:style-name="ch2">
          <text:p>Varying Number of Conv Blocks with and without Bottleneck Layer</text:p>
        </chart:title>
        <chart:legend svg:x="10.19cm" svg:y="5.55cm" style:legend-expansion="custom" chartooo:width="5.288cm" chartooo:height="1.594cm" style:legend-expansion-aspect-ratio="3.31744040150565" chart:style-name="ch3"/>
        <chart:plot-area chart:style-name="ch4" table:cell-range-address="'Densenet-40-12-CIFAR10-Bottleneck-false'.A2:'Densenet-40-12-CIFAR10-Bottleneck-false'.D41 'Densenet-40-12-CIFAR10-Bottleneck-false'.B1:'Densenet-40-12-CIFAR10-Bottleneck-false'.D1" chart:data-source-has-labels="row" svg:x="1.331cm" svg:y="1.275cm" svg:width="14.349cm" svg:height="6.564cm">
          <chartooo:coordinate-region svg:x="2.058cm" svg:y="1.474cm" svg:width="13.435cm" svg:height="5.718cm"/>
          <chart:axis chart:dimension="x" chart:name="primary-x" chart:style-name="ch5">
            <chart:title svg:x="7.985cm" svg:y="8.019cm" chart:style-name="ch6">
              <text:p>Epoch</text:p>
            </chart:title>
          </chart:axis>
          <chart:axis chart:dimension="y" chart:name="primary-y" chart:style-name="ch5">
            <chart:title svg:x="0.451cm" svg:y="6.043cm" chart:style-name="ch7">
              <text:p>Validation Accuracy</text:p>
            </chart:title>
            <chart:grid chart:style-name="ch8" chart:class="major"/>
          </chart:axis>
          <chart:series chart:style-name="ch9" chart:values-cell-range-address="'Densenet-40-12-CIFAR10-Bottleneck-false'.B2:'Densenet-40-12-CIFAR10-Bottleneck-false'.B41" chart:label-cell-address="'Densenet-40-12-CIFAR10-Bottleneck-false'.B1:'Densenet-40-12-CIFAR10-Bottleneck-false'.B1" chart:class="chart:scatter">
            <chart:domain table:cell-range-address="'Densenet-40-12-CIFAR10-Bottleneck-false'.A2:'Densenet-40-12-CIFAR10-Bottleneck-false'.A41"/>
            <chart:data-point chart:repeated="40"/>
          </chart:series>
          <chart:series chart:style-name="ch10" chart:values-cell-range-address="'Densenet-40-12-CIFAR10-Bottleneck-false'.C2:'Densenet-40-12-CIFAR10-Bottleneck-false'.C41" chart:label-cell-address="'Densenet-40-12-CIFAR10-Bottleneck-false'.C1:'Densenet-40-12-CIFAR10-Bottleneck-false'.C1" chart:class="chart:scatter">
            <chart:data-point chart:repeated="40"/>
          </chart:series>
          <chart:series chart:style-name="ch11" chart:values-cell-range-address="'Densenet-40-12-CIFAR10-Bottleneck-false'.D2:'Densenet-40-12-CIFAR10-Bottleneck-false'.D41" chart:label-cell-address="'Densenet-40-12-CIFAR10-Bottleneck-false'.D1:'Densenet-40-12-CIFAR10-Bottleneck-false'.D1" chart:class="chart:scatter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2 3x3, Bottleneck = False</text:p>
                <draw:g>
                  <svg:desc>'Densenet-40-12-CIFAR10-Bottleneck-false'.B1:'Densenet-40-12-CIFAR10-Bottleneck-false'.B1</svg:desc>
                </draw:g>
              </table:table-cell>
              <table:table-cell office:value-type="string">
                <text:p>6 3x3, Bottleneck = True</text:p>
                <draw:g>
                  <svg:desc>'Densenet-40-12-CIFAR10-Bottleneck-false'.C1:'Densenet-40-12-CIFAR10-Bottleneck-false'.C1</svg:desc>
                </draw:g>
              </table:table-cell>
              <table:table-cell office:value-type="string">
                <text:p>6 3x3, Bottleneck = False</text:p>
                <draw:g>
                  <svg:desc>'Densenet-40-12-CIFAR10-Bottleneck-false'.D1:'Densenet-40-12-CIFAR10-Bottleneck-false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ensenet-40-12-CIFAR10-Bottleneck-false'.A2:'Densenet-40-12-CIFAR10-Bottleneck-false'.A41</svg:desc>
                </draw:g>
              </table:table-cell>
              <table:table-cell office:value-type="float" office:value="0.583699997961521">
                <text:p>0.583699997961521</text:p>
                <draw:g>
                  <svg:desc>'Densenet-40-12-CIFAR10-Bottleneck-false'.B2:'Densenet-40-12-CIFAR10-Bottleneck-false'.B41</svg:desc>
                </draw:g>
              </table:table-cell>
              <table:table-cell office:value-type="float" office:value="0.397199999988079">
                <text:p>0.397199999988079</text:p>
                <draw:g>
                  <svg:desc>'Densenet-40-12-CIFAR10-Bottleneck-false'.C2:'Densenet-40-12-CIFAR10-Bottleneck-false'.C41</svg:desc>
                </draw:g>
              </table:table-cell>
              <table:table-cell office:value-type="float" office:value="0.418699997663498">
                <text:p>0.418699997663498</text:p>
                <draw:g>
                  <svg:desc>'Densenet-40-12-CIFAR10-Bottleneck-false'.D2:'Densenet-40-12-CIFAR10-Bottleneck-false'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29899995028973">
                <text:p>0.529899995028973</text:p>
              </table:table-cell>
              <table:table-cell office:value-type="float" office:value="0.587200000286102">
                <text:p>0.587200000286102</text:p>
              </table:table-cell>
              <table:table-cell office:value-type="float" office:value="0.533199997246265">
                <text:p>0.5331999972462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87199999690056">
                <text:p>0.587199999690056</text:p>
              </table:table-cell>
              <table:table-cell office:value-type="float" office:value="0.582699999511242">
                <text:p>0.582699999511242</text:p>
              </table:table-cell>
              <table:table-cell office:value-type="float" office:value="0.57419999986887">
                <text:p>0.574199999868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02800003290176">
                <text:p>0.702800003290176</text:p>
              </table:table-cell>
              <table:table-cell office:value-type="float" office:value="0.587899997234344">
                <text:p>0.587899997234344</text:p>
              </table:table-cell>
              <table:table-cell office:value-type="float" office:value="0.708100000023842">
                <text:p>0.7081000000238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93499999642372">
                <text:p>0.693499999642372</text:p>
              </table:table-cell>
              <table:table-cell office:value-type="float" office:value="0.639899999499321">
                <text:p>0.639899999499321</text:p>
              </table:table-cell>
              <table:table-cell office:value-type="float" office:value="0.692300003170967">
                <text:p>0.6923000031709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85699999928474">
                <text:p>0.685699999928474</text:p>
              </table:table-cell>
              <table:table-cell office:value-type="float" office:value="0.707100004553795">
                <text:p>0.707100004553795</text:p>
              </table:table-cell>
              <table:table-cell office:value-type="float" office:value="0.6824000030756">
                <text:p>0.68240000307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61399996876717">
                <text:p>0.661399996876717</text:p>
              </table:table-cell>
              <table:table-cell office:value-type="float" office:value="0.645199999809265">
                <text:p>0.645199999809265</text:p>
              </table:table-cell>
              <table:table-cell office:value-type="float" office:value="0.681800004839897">
                <text:p>0.6818000048398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58099999427795">
                <text:p>0.758099999427795</text:p>
              </table:table-cell>
              <table:table-cell office:value-type="float" office:value="0.661700002551079">
                <text:p>0.661700002551079</text:p>
              </table:table-cell>
              <table:table-cell office:value-type="float" office:value="0.756999999284744">
                <text:p>0.7569999992847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60999999642372">
                <text:p>0.760999999642372</text:p>
              </table:table-cell>
              <table:table-cell office:value-type="float" office:value="0.70910000026226">
                <text:p>0.70910000026226</text:p>
              </table:table-cell>
              <table:table-cell office:value-type="float" office:value="0.627700002789497">
                <text:p>0.6277000027894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17999995350838">
                <text:p>0.817999995350838</text:p>
              </table:table-cell>
              <table:table-cell office:value-type="float" office:value="0.810699995756149">
                <text:p>0.810699995756149</text:p>
              </table:table-cell>
              <table:table-cell office:value-type="float" office:value="0.728100001215935">
                <text:p>0.7281000012159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56899998784065">
                <text:p>0.756899998784065</text:p>
              </table:table-cell>
              <table:table-cell office:value-type="float" office:value="0.763699997663498">
                <text:p>0.763699997663498</text:p>
              </table:table-cell>
              <table:table-cell office:value-type="float" office:value="0.749000000953674">
                <text:p>0.7490000009536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27299998998642">
                <text:p>0.827299998998642</text:p>
              </table:table-cell>
              <table:table-cell office:value-type="float" office:value="0.717100001573563">
                <text:p>0.717100001573563</text:p>
              </table:table-cell>
              <table:table-cell office:value-type="float" office:value="0.728300003409386">
                <text:p>0.728300003409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591999989748">
                <text:p>0.7591999989748</text:p>
              </table:table-cell>
              <table:table-cell office:value-type="float" office:value="0.757599998116493">
                <text:p>0.757599998116493</text:p>
              </table:table-cell>
              <table:table-cell office:value-type="float" office:value="0.748500002622604">
                <text:p>0.7485000026226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87399999499321">
                <text:p>0.787399999499321</text:p>
              </table:table-cell>
              <table:table-cell office:value-type="float" office:value="0.790099998116493">
                <text:p>0.790099998116493</text:p>
              </table:table-cell>
              <table:table-cell office:value-type="float" office:value="0.783599997758865">
                <text:p>0.7835999977588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33299998044968">
                <text:p>0.833299998044968</text:p>
              </table:table-cell>
              <table:table-cell office:value-type="float" office:value="0.763499998450279">
                <text:p>0.763499998450279</text:p>
              </table:table-cell>
              <table:table-cell office:value-type="float" office:value="0.794699999094009">
                <text:p>0.7946999990940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09700000286102">
                <text:p>0.809700000286102</text:p>
              </table:table-cell>
              <table:table-cell office:value-type="float" office:value="0.802199996709824">
                <text:p>0.802199996709824</text:p>
              </table:table-cell>
              <table:table-cell office:value-type="float" office:value="0.694600002169609">
                <text:p>0.6946000021696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15299998521805">
                <text:p>0.815299998521805</text:p>
              </table:table-cell>
              <table:table-cell office:value-type="float" office:value="0.846999996304512">
                <text:p>0.846999996304512</text:p>
              </table:table-cell>
              <table:table-cell office:value-type="float" office:value="0.788999998569488">
                <text:p>0.7889999985694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788299999833107">
                <text:p>0.788299999833107</text:p>
              </table:table-cell>
              <table:table-cell office:value-type="float" office:value="0.853000001311302">
                <text:p>0.853000001311302</text:p>
              </table:table-cell>
              <table:table-cell office:value-type="float" office:value="0.811100001335144">
                <text:p>0.811100001335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16399997472763">
                <text:p>0.816399997472763</text:p>
              </table:table-cell>
              <table:table-cell office:value-type="float" office:value="0.855299997329712">
                <text:p>0.855299997329712</text:p>
              </table:table-cell>
              <table:table-cell office:value-type="float" office:value="0.780299998521805">
                <text:p>0.7802999985218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12699998617172">
                <text:p>0.812699998617172</text:p>
              </table:table-cell>
              <table:table-cell office:value-type="float" office:value="0.866399999856949">
                <text:p>0.866399999856949</text:p>
              </table:table-cell>
              <table:table-cell office:value-type="float" office:value="0.787699998617172">
                <text:p>0.7876999986171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38599997758865">
                <text:p>0.838599997758865</text:p>
              </table:table-cell>
              <table:table-cell office:value-type="float" office:value="0.850399999022484">
                <text:p>0.850399999022484</text:p>
              </table:table-cell>
              <table:table-cell office:value-type="float" office:value="0.800699999928474">
                <text:p>0.8006999999284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10699996948242">
                <text:p>0.810699996948242</text:p>
              </table:table-cell>
              <table:table-cell office:value-type="float" office:value="0.859099998474121">
                <text:p>0.859099998474121</text:p>
              </table:table-cell>
              <table:table-cell office:value-type="float" office:value="0.806699997186661">
                <text:p>0.8066999971866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48000000119209">
                <text:p>0.848000000119209</text:p>
              </table:table-cell>
              <table:table-cell office:value-type="float" office:value="0.852399998307228">
                <text:p>0.852399998307228</text:p>
              </table:table-cell>
              <table:table-cell office:value-type="float" office:value="0.811899998188019">
                <text:p>0.8118999981880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03099998235703">
                <text:p>0.803099998235703</text:p>
              </table:table-cell>
              <table:table-cell office:value-type="float" office:value="0.848299998641014">
                <text:p>0.848299998641014</text:p>
              </table:table-cell>
              <table:table-cell office:value-type="float" office:value="0.802000000476837">
                <text:p>0.8020000004768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44499997496605">
                <text:p>0.844499997496605</text:p>
              </table:table-cell>
              <table:table-cell office:value-type="float" office:value="0.858800000548363">
                <text:p>0.858800000548363</text:p>
              </table:table-cell>
              <table:table-cell office:value-type="float" office:value="0.803699998855591">
                <text:p>0.8036999988555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42799998521805">
                <text:p>0.842799998521805</text:p>
              </table:table-cell>
              <table:table-cell office:value-type="float" office:value="0.864199998378754">
                <text:p>0.864199998378754</text:p>
              </table:table-cell>
              <table:table-cell office:value-type="float" office:value="0.811899999380112">
                <text:p>0.811899999380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60200003385544">
                <text:p>0.860200003385544</text:p>
              </table:table-cell>
              <table:table-cell office:value-type="float" office:value="0.874300000071525">
                <text:p>0.874300000071525</text:p>
              </table:table-cell>
              <table:table-cell office:value-type="float" office:value="0.795799996256828">
                <text:p>0.7957999962568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58100000619888">
                <text:p>0.858100000619888</text:p>
              </table:table-cell>
              <table:table-cell office:value-type="float" office:value="0.87589999973774">
                <text:p>0.87589999973774</text:p>
              </table:table-cell>
              <table:table-cell office:value-type="float" office:value="0.780400000810623">
                <text:p>0.7804000008106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59799996614456">
                <text:p>0.859799996614456</text:p>
              </table:table-cell>
              <table:table-cell office:value-type="float" office:value="0.874099997878075">
                <text:p>0.874099997878075</text:p>
              </table:table-cell>
              <table:table-cell office:value-type="float" office:value="0.830599995851517">
                <text:p>0.8305999958515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74099997282028">
                <text:p>0.774099997282028</text:p>
              </table:table-cell>
              <table:table-cell office:value-type="float" office:value="0.882499999403954">
                <text:p>0.882499999403954</text:p>
              </table:table-cell>
              <table:table-cell office:value-type="float" office:value="0.804799997806549">
                <text:p>0.8047999978065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69999995231628">
                <text:p>0.869999995231628</text:p>
              </table:table-cell>
              <table:table-cell office:value-type="float" office:value="0.870700001120567">
                <text:p>0.870700001120567</text:p>
              </table:table-cell>
              <table:table-cell office:value-type="float" office:value="0.81379999935627">
                <text:p>0.813799999356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56499999165535">
                <text:p>0.856499999165535</text:p>
              </table:table-cell>
              <table:table-cell office:value-type="float" office:value="0.879300000667572">
                <text:p>0.879300000667572</text:p>
              </table:table-cell>
              <table:table-cell office:value-type="float" office:value="0.848600000143051">
                <text:p>0.8486000001430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36599996685982">
                <text:p>0.836599996685982</text:p>
              </table:table-cell>
              <table:table-cell office:value-type="float" office:value="0.874699999094009">
                <text:p>0.874699999094009</text:p>
              </table:table-cell>
              <table:table-cell office:value-type="float" office:value="0.785199998021126">
                <text:p>0.7851999980211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63900000452995">
                <text:p>0.863900000452995</text:p>
              </table:table-cell>
              <table:table-cell office:value-type="float" office:value="0.881099998950958">
                <text:p>0.881099998950958</text:p>
              </table:table-cell>
              <table:table-cell office:value-type="float" office:value="0.819999998807907">
                <text:p>0.8199999988079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16999999284744">
                <text:p>0.816999999284744</text:p>
              </table:table-cell>
              <table:table-cell office:value-type="float" office:value="0.879599999189377">
                <text:p>0.879599999189377</text:p>
              </table:table-cell>
              <table:table-cell office:value-type="float" office:value="0.828599995374679">
                <text:p>0.8285999953746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53599998354912">
                <text:p>0.853599998354912</text:p>
              </table:table-cell>
              <table:table-cell office:value-type="float" office:value="0.879099997282028">
                <text:p>0.879099997282028</text:p>
              </table:table-cell>
              <table:table-cell office:value-type="float" office:value="0.824699999690056">
                <text:p>0.8246999996900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48999999761582">
                <text:p>0.848999999761582</text:p>
              </table:table-cell>
              <table:table-cell office:value-type="float" office:value="0.880799997448921">
                <text:p>0.880799997448921</text:p>
              </table:table-cell>
              <table:table-cell office:value-type="float" office:value="0.827699996829033">
                <text:p>0.8276999968290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03200001120567">
                <text:p>0.903200001120567</text:p>
              </table:table-cell>
              <table:table-cell office:value-type="float" office:value="0.881800000071526">
                <text:p>0.881800000071526</text:p>
              </table:table-cell>
              <table:table-cell office:value-type="float" office:value="0.845599998831749">
                <text:p>0.8455999988317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08900000452995">
                <text:p>0.908900000452995</text:p>
              </table:table-cell>
              <table:table-cell office:value-type="float" office:value="0.883100000619888">
                <text:p>0.883100000619888</text:p>
              </table:table-cell>
              <table:table-cell office:value-type="float" office:value="0.853599999547005">
                <text:p>0.8535999995470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9629999756813">
                <text:p>0.89629999756813</text:p>
              </table:table-cell>
              <table:table-cell office:value-type="float" office:value="0.883299998044968">
                <text:p>0.883299998044968</text:p>
              </table:table-cell>
              <table:table-cell office:value-type="float" office:value="0.878499999642372">
                <text:p>0.8784999996423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